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system-ui, 'Apple Color Emoji', 'Segoe UI Emoji', 'Segoe UI Web', sans-serif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18cm" fo:margin-left="0.018cm" table:align="left"/>
    </style:style>
    <style:style style:name="表格1.A" style:family="table-column">
      <style:table-column-properties style:column-width="1.3cm"/>
    </style:style>
    <style:style style:name="表格1.B" style:family="table-column">
      <style:table-column-properties style:column-width="0.452cm"/>
    </style:style>
    <style:style style:name="表格1.C" style:family="table-column">
      <style:table-column-properties style:column-width="1.027cm"/>
    </style:style>
    <style:style style:name="表格1.D" style:family="table-column">
      <style:table-column-properties style:column-width="0.497cm"/>
    </style:style>
    <style:style style:name="表格1.E" style:family="table-column">
      <style:table-column-properties style:column-width="0.944cm"/>
    </style:style>
    <style:style style:name="表格1.F" style:family="table-column">
      <style:table-column-properties style:column-width="0.504cm"/>
    </style:style>
    <style:style style:name="表格1.G" style:family="table-column">
      <style:table-column-properties style:column-width="0.596cm"/>
    </style:style>
    <style:style style:name="表格1.H" style:family="table-column">
      <style:table-column-properties style:column-width="1.36cm"/>
    </style:style>
    <style:style style:name="表格1.I" style:family="table-column">
      <style:table-column-properties style:column-width="4.923cm"/>
    </style:style>
    <style:style style:name="表格1.J" style:family="table-column">
      <style:table-column-properties style:column-width="0.381cm"/>
    </style:style>
    <style:style style:name="表格1.K" style:family="table-column">
      <style:table-column-properties style:column-width="0.931cm"/>
    </style:style>
    <style:style style:name="表格1.L" style:family="table-column">
      <style:table-column-properties style:column-width="0.406cm"/>
    </style:style>
    <style:style style:name="表格1.M" style:family="table-column">
      <style:table-column-properties style:column-width="0.446cm"/>
    </style:style>
    <style:style style:name="表格1.N" style:family="table-column">
      <style:table-column-properties style:column-width="0.803cm"/>
    </style:style>
    <style:style style:name="表格1.O" style:family="table-column">
      <style:table-column-properties style:column-width="0.804cm"/>
    </style:style>
    <style:style style:name="表格1.P" style:family="table-column">
      <style:table-column-properties style:column-width="1.644cm"/>
    </style:style>
    <style:style style:name="表格1.1" style:family="table-row">
      <style:table-row-properties style:min-row-height="0.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G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4" style:family="table-row">
      <style:table-row-properties style:min-row-height="0.594cm" style:use-optimal-row-height="false"/>
    </style:style>
    <style:style style:name="表格1.B4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4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5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0.616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0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1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7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7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7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17" style:family="table-cell">
      <style:table-cell-properties style:vertical-align="middle" fo:padding="0cm" fo:border-left="0.75pt solid #000000" fo:border-right="none" fo:border-top="0.75pt solid #000000" fo:border-bottom="0.75pt solid #000000" style:writing-mode="lr-tb"/>
    </style:style>
    <style:style style:name="表格1.H17" style:family="table-cell">
      <style:table-cell-properties style:vertical-align="middle" fo:padding="0cm" fo:border-left="none" fo:border-right="none" fo:border-top="0.75pt solid #000000" fo:border-bottom="0.75pt solid #000000" style:writing-mode="lr-tb"/>
    </style:style>
    <style:style style:name="表格1.P17" style:family="table-cell">
      <style:table-cell-properties style:vertical-align="middle" fo:padding="0cm" fo:border-left="none" fo:border-right="1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8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8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8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9" style:family="table-cell">
      <style:table-cell-properties fo:padding="0cm" fo:border="0.75pt solid #000000" style:writing-mode="lr-tb"/>
    </style:style>
    <style:style style:name="表格1.A2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20" style:family="table-cell">
      <style:table-cell-properties fo:padding="0cm" fo:border="0.75pt solid #000000" style:writing-mode="lr-tb"/>
    </style:style>
    <style:style style:name="表格1.21" style:family="table-row">
      <style:table-row-properties style:min-row-height="9.312cm" style:use-optimal-row-height="false"/>
    </style:style>
    <style:style style:name="表格1.A21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B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C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F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G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H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I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K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L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P21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39cm" fo:margin-right="0cm" fo:margin-top="0.37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0cm" fo:margin-right="2.265cm" fo:margin-top="0.231cm" fo:margin-bottom="0cm" style:contextual-spacing="false" fo:text-align="end" style:justify-single-word="false" fo:text-indent="0cm" style:auto-text-indent="false" style:punctuation-wrap="simple">
        <style:tab-stops>
          <style:tab-stop style:position="3.297cm"/>
        </style:tab-stops>
      </style:paragraph-properties>
    </style:style>
    <style:style style:name="P5" style:family="paragraph" style:parent-style-name="Table_20_Paragraph">
      <style:paragraph-properties fo:margin-left="0.295cm" fo:margin-right="0.275cm" fo:margin-top="0.026cm" fo:margin-bottom="0cm" style:contextual-spacing="false" fo:line-height="77%" fo:text-align="justify" style:justify-single-word="false" fo:text-indent="0.173cm" style:auto-text-indent="false" style:punctuation-wrap="simple">
        <style:tab-stops/>
      </style:paragraph-properties>
    </style:style>
    <style:style style:name="P6" style:family="paragraph" style:parent-style-name="Table_20_Paragraph">
      <style:paragraph-properties fo:margin-left="0.06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</style:style>
    <style:style style:name="P7" style:family="paragraph" style:parent-style-name="Table_20_Paragraph">
      <style:paragraph-properties fo:margin-left="0.266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</style:style>
    <style:style style:name="P8" style:family="paragraph" style:parent-style-name="Table_20_Paragraph">
      <style:paragraph-properties fo:margin-left="0.27cm" fo:margin-right="-0.026cm" fo:margin-top="0.039cm" fo:margin-bottom="0cm" style:contextual-spacing="false" fo:line-height="0.526cm" fo:text-align="justify" style:justify-single-word="false" fo:text-indent="0cm" style:auto-text-indent="false" style:punctuation-wrap="simple">
        <style:tab-stops>
          <style:tab-stop style:position="2.743cm"/>
          <style:tab-stop style:position="4.11cm"/>
        </style:tab-stops>
      </style:paragraph-properties>
    </style:style>
    <style:style style:name="P9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>
          <style:tab-stop style:position="2.988cm"/>
        </style:tab-stops>
      </style:paragraph-properties>
    </style:style>
    <style:style style:name="P10" style:family="paragraph" style:parent-style-name="Table_20_Paragraph">
      <style:paragraph-properties fo:text-align="justify" style:justify-single-word="false" style:punctuation-wrap="simple"/>
    </style:style>
    <style:style style:name="P11" style:family="paragraph" style:parent-style-name="Table_20_Paragraph">
      <style:paragraph-properties fo:margin-left="0.041cm" fo:margin-right="-0.026cm" fo:line-height="0.437cm" fo:text-indent="0cm" style:auto-text-indent="false" style:punctuation-wrap="simple">
        <style:tab-stops>
          <style:tab-stop style:position="0.995cm"/>
          <style:tab-stop style:position="1.99cm"/>
          <style:tab-stop style:position="2.985cm"/>
        </style:tab-stops>
      </style:paragraph-properties>
    </style:style>
    <style:style style:name="P12" style:family="paragraph" style:parent-style-name="Heading_20_2" style:master-page-name="MP0">
      <style:paragraph-properties fo:line-height="0.887cm" style:page-number="auto" fo:break-before="page" style:punctuation-wrap="simple"/>
    </style:style>
    <style:style style:name="P13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text-properties style:font-name="標楷體" style:font-name-asian="標楷體"/>
    </style:style>
    <style:style style:name="P15" style:family="paragraph" style:parent-style-name="Table_20_Paragraph">
      <style:paragraph-properties fo:margin-left="0.467cm" fo:margin-right="0cm" fo:margin-top="0.23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Paragraph">
      <style:paragraph-properties fo:margin-left="0.467cm" fo:margin-right="0cm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7" style:family="paragraph" style:parent-style-name="Table_20_Paragraph">
      <style:paragraph-properties fo:margin-left="0.467cm" fo:margin-right="0cm" fo:margin-top="0.12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8" style:family="paragraph" style:parent-style-name="Table_20_Paragraph">
      <style:paragraph-properties fo:margin-left="0.034cm" fo:margin-right="0cm" fo:margin-top="0.039cm" fo:margin-bottom="0cm" style:contextual-spacing="false" fo:line-height="0.526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9" style:family="paragraph" style:parent-style-name="Table_20_Paragraph">
      <style:paragraph-properties fo:margin-left="0cm" fo:margin-right="0.035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0" style:family="paragraph" style:parent-style-name="Table_20_Paragraph">
      <style:paragraph-properties fo:margin-left="0cm" fo:margin-right="-0.026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1" style:family="paragraph" style:parent-style-name="Table_20_Paragraph">
      <style:paragraph-properties fo:margin-left="0.067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left="0.35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.07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.318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.199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.51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.309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margin-left="0.093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margin-left="0.25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1" style:family="paragraph" style:parent-style-name="Table_20_Paragraph">
      <style:paragraph-properties fo:margin-left="0cm" fo:margin-right="0.101cm" fo:margin-top="0.039cm" fo:margin-bottom="0cm" style:contextual-spacing="false" fo:line-height="0.526cm" fo:text-align="justify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2" style:family="paragraph" style:parent-style-name="Table_20_Paragraph">
      <style:paragraph-properties fo:margin-left="0.034cm" fo:margin-right="0cm" fo:margin-top="0.039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3" style:family="paragraph" style:parent-style-name="Table_20_Paragraph">
      <style:paragraph-properties fo:margin-left="0.034cm" fo:margin-right="0cm" fo:margin-top="0.042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4" style:family="paragraph" style:parent-style-name="Table_20_Paragraph">
      <style:paragraph-properties fo:margin-left="0cm" fo:margin-right="0.035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5" style:family="paragraph" style:parent-style-name="Table_20_Paragraph">
      <style:paragraph-properties fo:margin-left="0cm" fo:margin-right="0.035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6" style:family="paragraph" style:parent-style-name="Table_20_Paragraph">
      <style:paragraph-properties fo:margin-left="0cm" fo:margin-right="-0.026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7" style:family="paragraph" style:parent-style-name="Table_20_Paragraph">
      <style:paragraph-properties fo:margin-left="0cm" fo:margin-right="-0.026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8" style:family="paragraph" style:parent-style-name="Table_20_Paragraph">
      <style:paragraph-properties fo:margin-left="0.067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9" style:family="paragraph" style:parent-style-name="Table_20_Paragraph">
      <style:paragraph-properties fo:margin-left="0.067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0" style:family="paragraph" style:parent-style-name="Table_20_Paragraph">
      <style:paragraph-properties fo:margin-left="0.199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1" style:family="paragraph" style:parent-style-name="Table_20_Paragraph">
      <style:paragraph-properties fo:margin-left="0.199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2" style:family="paragraph" style:parent-style-name="Table_20_Paragraph">
      <style:paragraph-properties fo:margin-left="0cm" fo:margin-right="0cm" fo:margin-top="0.042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43" style:family="paragraph" style:parent-style-name="Table_20_Paragraph">
      <style:paragraph-properties fo:margin-left="0.467cm" fo:margin-right="0cm" fo:line-height="0.437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4" style:family="paragraph" style:parent-style-name="Table_20_Paragraph">
      <style:paragraph-properties fo:margin-left="0.467cm" fo:margin-right="0.406cm" fo:margin-top="0.025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5" style:family="paragraph" style:parent-style-name="Table_20_Paragraph">
      <style:paragraph-properties fo:margin-left="0.467cm" fo:margin-right="0.406cm" fo:margin-top="0.026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6" style:family="paragraph" style:parent-style-name="Table_20_Paragraph">
      <style:paragraph-properties fo:margin-left="0.467cm" fo:margin-right="0cm" fo:line-height="0.351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7" style:family="paragraph" style:parent-style-name="Table_20_Paragraph">
      <style:paragraph-properties fo:margin-left="0.041cm" fo:margin-right="-0.026cm" fo:margin-top="0.048cm" fo:margin-bottom="0cm" style:contextual-spacing="false" fo:line-height="0.534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8" style:family="paragraph" style:parent-style-name="Table_20_Paragraph">
      <style:paragraph-properties fo:margin-top="0.048cm" fo:margin-bottom="0cm" style:contextual-spacing="false" fo:line-height="0.534cm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49" style:family="paragraph" style:parent-style-name="Table_20_Paragraph">
      <style:paragraph-properties fo:margin-top="0.004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50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51" style:family="paragraph" style:parent-style-name="Table_20_Paragraph">
      <style:paragraph-properties fo:margin-left="0.684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52" style:family="paragraph" style:parent-style-name="Table_20_Paragraph">
      <style:paragraph-properties fo:margin-left="0.051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53" style:family="paragraph" style:parent-style-name="Table_20_Paragraph">
      <style:paragraph-properties fo:margin-left="0.208cm" fo:margin-right="0cm" fo:margin-top="0.002cm" fo:margin-bottom="0cm" style:contextual-spacing="false" fo:text-indent="0cm" style:auto-text-indent="false" style:punctuation-wrap="simple">
        <style:tab-stops>
          <style:tab-stop style:position="1.408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54" style:family="paragraph" style:parent-style-name="Table_20_Paragraph">
      <style:paragraph-properties fo:margin-left="0cm" fo:margin-right="1.046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5" style:family="paragraph" style:parent-style-name="Table_20_Paragraph">
      <style:paragraph-properties fo:margin-left="0cm" fo:margin-right="0.032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6" style:family="paragraph" style:parent-style-name="Table_20_Paragraph">
      <style:paragraph-properties fo:margin-left="0cm" fo:margin-right="0.228cm" fo:margin-top="0.277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7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58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59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0f21d8" style:font-name-asian="標楷體" style:font-size-asian="11pt" style:font-name-complex="Times New Roman" style:font-size-complex="11pt"/>
    </style:style>
    <style:style style:name="P60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-0.019cm" style:font-name-asian="標楷體" style:font-size-asian="11pt" style:font-size-complex="11pt"/>
    </style:style>
    <style:style style:name="P61" style:family="paragraph" style:parent-style-name="Table_20_Paragraph">
      <style:paragraph-properties fo:margin-left="0.041cm" fo:margin-right="-0.078cm" fo:line-height="0.377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62" style:family="paragraph" style:parent-style-name="Table_20_Paragraph">
      <style:paragraph-properties fo:margin-left="0.041cm" fo:margin-right="-0.078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63" style:family="paragraph" style:parent-style-name="Table_20_Paragraph">
      <style:paragraph-properties fo:text-align="justify" style:justify-single-word="false" style:punctuation-wrap="simple"/>
      <style:text-properties style:font-name="標楷體" style:font-name-asian="標楷體"/>
    </style:style>
    <style:style style:name="P64" style:family="paragraph" style:parent-style-name="Table_20_Paragraph">
      <style:paragraph-properties fo:margin-left="0cm" fo:margin-right="0cm" fo:margin-top="0.039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65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66" style:family="paragraph" style:parent-style-name="Table_20_Paragraph">
      <style:paragraph-properties fo:margin-top="0.002cm" fo:margin-bottom="0cm" style:contextual-spacing="false" style:punctuation-wrap="simple"/>
      <style:text-properties style:font-name="標楷體" fo:font-size="8pt" style:font-name-asian="標楷體" style:font-size-asian="8pt" style:font-size-complex="8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4" style:family="text">
      <style:text-properties style:font-name="Times New Roman" fo:font-size="11pt" fo:letter-spacing="-0.021cm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6" style:family="text">
      <style:text-properties fo:font-size="11pt" fo:letter-spacing="0.067cm" style:font-size-asian="11pt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11pt" style:font-name-complex="Times New Roman" style:font-size-complex="11pt"/>
    </style:style>
    <style:style style:name="T9" style:family="text">
      <style:text-properties fo:font-size="11pt" fo:letter-spacing="-0.058cm" style:font-size-asian="11pt" style:font-size-complex="11pt"/>
    </style:style>
    <style:style style:name="T10" style:family="text">
      <style:text-properties fo:font-size="11pt" fo:letter-spacing="-0.044cm" style:font-size-asian="11pt" style:font-size-complex="11pt"/>
    </style:style>
    <style:style style:name="T11" style:family="text">
      <style:text-properties fo:font-size="11pt" fo:letter-spacing="-0.026cm" style:font-size-asian="11pt" style:font-size-complex="11pt"/>
    </style:style>
    <style:style style:name="T12" style:family="text">
      <style:text-properties fo:font-size="11pt" fo:letter-spacing="-0.03cm" style:font-size-asian="11pt" style:font-size-complex="11pt"/>
    </style:style>
    <style:style style:name="T13" style:family="text">
      <style:text-properties fo:font-size="11pt" fo:letter-spacing="-0.048cm" style:font-size-asian="11pt" style:font-size-complex="11pt"/>
    </style:style>
    <style:style style:name="T14" style:family="text">
      <style:text-properties fo:font-size="11pt" fo:letter-spacing="-0.042cm" style:font-size-asian="11pt" style:font-size-complex="11pt"/>
    </style:style>
    <style:style style:name="T15" style:family="text">
      <style:text-properties fo:font-size="11pt" fo:letter-spacing="-0.021cm" style:font-size-asian="11pt" style:font-name-complex="Times New Roman" style:font-size-complex="11pt"/>
    </style:style>
    <style:style style:name="T16" style:family="text">
      <style:text-properties fo:language="en" fo:country="US"/>
    </style:style>
    <style:style style:name="T17" style:family="text">
      <style:text-properties fo:font-variant="normal" fo:text-transform="none" fo:color="#242424" loext:opacity="100%" fo:letter-spacing="normal"/>
    </style:style>
    <style:style style:name="T18" style:family="text">
      <style:text-properties fo:font-variant="normal" fo:text-transform="none" fo:color="#242424" loext:opacity="100%" style:font-name="apple-system" fo:font-size="10.5pt" fo:letter-spacing="normal" fo:font-style="normal" fo:font-weight="normal"/>
    </style:style>
    <style:style style:name="T19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20" style:family="text">
      <style:text-properties style:letter-kerning="false" style:font-size-complex="12pt" fo:background-color="#00ffff"/>
    </style:style>
    <style:style style:name="T21" style:family="text">
      <style:text-properties style:letter-kerning="false" loext:char-shading-value="0" style:font-size-complex="12pt" fo:background-color="#00ffff"/>
    </style:style>
    <style:style style:name="T22" style:family="text">
      <style:text-properties style:letter-kerning="false" fo:background-color="#ffffff" loext:char-shading-value="0" style:font-size-complex="12pt"/>
    </style:style>
    <style:style style:name="T23" style:family="text">
      <style:text-properties fo:color="#000000" loext:opacity="100%" style:font-name="MingLiU" fo:font-size="9.5pt" style:font-size-asian="9.5pt"/>
    </style:style>
    <style:style style:name="T24" style:family="text">
      <style:text-properties fo:color="#000000" loext:opacity="100%" fo:font-size="9.5pt" style:font-size-asian="9.5pt"/>
    </style:style>
    <style:style style:name="T25" style:family="text">
      <style:text-properties style:font-name="標楷體" fo:font-size="11pt" style:font-name-asian="標楷體" style:font-size-asian="11pt" style:font-size-complex="11pt"/>
    </style:style>
    <style:style style:name="T26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27" style:family="text">
      <style:text-properties style:font-name="標楷體" fo:font-size="11pt" fo:letter-spacing="-0.058cm" style:font-name-asian="標楷體" style:font-size-asian="11pt" style:font-size-complex="11pt"/>
    </style:style>
    <style:style style:name="T28" style:family="text">
      <style:text-properties style:font-name="標楷體" fo:font-size="11pt" fo:letter-spacing="-0.026cm" style:font-name-asian="標楷體" style:font-size-asian="11pt" style:font-size-complex="11pt"/>
    </style:style>
    <style:style style:name="T29" style:family="text">
      <style:text-properties style:font-name="標楷體" fo:font-size="11pt" fo:letter-spacing="-0.03cm" style:font-name-asian="標楷體" style:font-size-asian="11pt" style:font-size-complex="11pt"/>
    </style:style>
    <style:style style:name="T30" style:family="text">
      <style:text-properties style:font-name="標楷體" fo:font-size="11pt" fo:letter-spacing="-0.044cm" style:font-name-asian="標楷體" style:font-size-asian="11pt" style:font-size-complex="11pt"/>
    </style:style>
    <style:style style:name="T31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32" style:family="text">
      <style:text-properties style:font-name="標楷體" fo:font-size="11pt" fo:letter-spacing="-0.048cm" style:font-name-asian="標楷體" style:font-size-asian="11pt" style:font-size-complex="11pt"/>
    </style:style>
    <style:style style:name="T33" style:family="text">
      <style:text-properties style:font-name="標楷體" fo:font-size="11pt" fo:letter-spacing="-0.042cm" style:font-name-asian="標楷體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附件十六、出流管制計畫完工證明書</text:h>
      <text:p text:style-name="P4"><text:span text:style-name="預設段落字型"><text:span text:style-name="T6">字</text:span></text:span><text:span text:style-name="預設段落字型"><text:span text:style-name="T7">第<text:tab/>號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row table:style-name="表格1.1">
          <table:table-cell table:style-name="表格1.A1" table:number-rows-spanned="5" office:value-type="string">
            <text:p text:style-name="P15">一</text:p>
            <text:p text:style-name="P5"><text:span text:style-name="預設段落字型"><text:span text:style-name="T25">、</text:span></text:span><text:span text:style-name="預設段落字型"><text:span text:style-name="T27">出流管制計畫</text:span></text:span><text:span text:style-name="預設段落字型"><text:span text:style-name="T25">書</text:span></text:span></text:p>
          </table:table-cell>
          <table:table-cell table:style-name="表格1.B1" office:value-type="string">
            <text:p text:style-name="P18">計</text:p>
          </table:table-cell>
          <table:table-cell table:style-name="表格1.C1" office:value-type="string">
            <text:p text:style-name="P19">畫</text:p>
          </table:table-cell>
          <table:table-cell table:style-name="表格1.C1" office:value-type="string">
            <text:p text:style-name="P57"/>
          </table:table-cell>
          <table:table-cell table:style-name="表格1.C1" office:value-type="string">
            <text:p text:style-name="P21">名</text:p>
          </table:table-cell>
          <table:table-cell table:style-name="表格1.F1" office:value-type="string">
            <text:p text:style-name="P20">稱</text:p>
          </table:table-cell>
          <table:table-cell table:style-name="表格1.G1" table:number-columns-spanned="3" office:value-type="string">
            <text:p text:style-name="P6"><text:span text:style-name="預設段落字型"><text:span text:style-name="T25">:OutflowControlPlan.OFP_Name</text:span></text:span></text:p>
          </table:table-cell>
          <table:covered-table-cell/>
          <table:covered-table-cell/>
          <table:table-cell table:style-name="表格1.J1" table:number-columns-spanned="3" office:value-type="string">
            <text:p text:style-name="P27">案號</text:p>
          </table:table-cell>
          <table:covered-table-cell/>
          <table:covered-table-cell/>
          <table:table-cell table:style-name="表格1.M1" table:number-columns-spanned="4" office:value-type="string">
            <text:p text:style-name="P6"><text:span text:style-name="預設段落字型"><text:span text:style-name="T25">:OutflowControlPlan.OFP_No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table:number-columns-spanned="5" office:value-type="string">
            <text:p text:style-name="P22">核定日 期及 字 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63"><text:span text:style-name="T8">:</text:span><text:span text:style-name="T16">Approved.</text:span><text:span text:style-name="T17"> </text:span><text:span text:style-name="T16">Approved_No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table:number-columns-spanned="5" office:value-type="string">
            <text:p text:style-name="P60">實施地點及土地標示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10"><text:span text:style-name="預設段落字型"><text:span text:style-name="T26">:OutflowControlPlan.OFP_Location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"/>
          <table:table-cell table:style-name="表格1.B4" office:value-type="string">
            <text:p text:style-name="P32">開</text:p>
          </table:table-cell>
          <table:table-cell table:style-name="表格1.C4" office:value-type="string">
            <text:p text:style-name="P34">工</text:p>
          </table:table-cell>
          <table:table-cell table:style-name="表格1.D4" office:value-type="string">
            <text:p text:style-name="P57"/>
          </table:table-cell>
          <table:table-cell table:style-name="表格1.E4" office:value-type="string">
            <text:p text:style-name="P38">日</text:p>
          </table:table-cell>
          <table:table-cell table:style-name="表格1.F4" office:value-type="string">
            <text:p text:style-name="P36">期</text:p>
          </table:table-cell>
          <table:table-cell table:style-name="表格1.G2" table:number-columns-spanned="10" office:value-type="string">
            <text:p text:style-name="P64"><text:span text:style-name="T7">:</text:span><text:span text:style-name="T19">EN_Starting.EN_ST_Dat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33">完</text:p>
          </table:table-cell>
          <table:table-cell table:style-name="表格1.C5" office:value-type="string">
            <text:p text:style-name="P35">工</text:p>
          </table:table-cell>
          <table:table-cell table:style-name="表格1.D5" office:value-type="string">
            <text:p text:style-name="P57"/>
          </table:table-cell>
          <table:table-cell table:style-name="表格1.E5" office:value-type="string">
            <text:p text:style-name="P39">日</text:p>
          </table:table-cell>
          <table:table-cell table:style-name="表格1.F5" office:value-type="string">
            <text:p text:style-name="P37">期</text:p>
          </table:table-cell>
          <table:table-cell table:style-name="表格1.G2" table:number-columns-spanned="10" office:value-type="string">
            <text:p text:style-name="P42">:<text:span text:style-name="T22">EN_END_CP_D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43">二</text:p>
            <text:p text:style-name="P44">、義務</text:p>
            <text:p text:style-name="P46">人</text:p>
          </table:table-cell>
          <table:table-cell table:style-name="表格1.B6" office:value-type="string">
            <text:p text:style-name="P18">姓</text:p>
          </table:table-cell>
          <table:table-cell table:style-name="表格1.C6" office:value-type="string">
            <text:p text:style-name="P23">名</text:p>
          </table:table-cell>
          <table:table-cell table:style-name="表格1.D6" office:value-type="string">
            <text:p text:style-name="P24">或</text:p>
          </table:table-cell>
          <table:table-cell table:style-name="表格1.E6" office:value-type="string">
            <text:p text:style-name="P25">名</text:p>
          </table:table-cell>
          <table:table-cell table:style-name="表格1.F6" office:value-type="string">
            <text:p text:style-name="P20">稱</text:p>
          </table:table-cell>
          <table:table-cell table:style-name="表格1.G2" table:number-columns-spanned="10" office:value-type="string">
            <text:p text:style-name="P58">:payer.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5" office:value-type="string">
            <text:p text:style-name="P11"><text:span text:style-name="預設段落字型"><text:span text:style-name="T25">身<text:tab/>分<text:tab/>證<text:tab/></text:span></text:span><text:span text:style-name="預設段落字型"><text:span text:style-name="T28">或</text:span></text:span></text:p>
            <text:p text:style-name="P61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58">:payer.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5" office:value-type="string">
            <text:p text:style-name="P47">住居所 或營 業 所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48">:payer.PA_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4" table:number-rows-spanned="6" office:value-type="string">
            <text:p text:style-name="P49"/>
            <text:p text:style-name="P16">三</text:p>
            <text:p text:style-name="P45">、承辦技師</text:p>
          </table:table-cell>
          <table:table-cell table:style-name="表格1.B9" table:number-columns-spanned="5" office:value-type="string">
            <text:p text:style-name="P9"><text:span text:style-name="預設段落字型"><text:span text:style-name="T25">姓<text:tab/></text:span></text:span><text:span text:style-name="預設段落字型"><text:span text:style-name="T29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58">:EngineerList.Engine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4"/>
          <table:table-cell table:style-name="表格1.B10" office:value-type="string">
            <text:p text:style-name="P32">執</text:p>
          </table:table-cell>
          <table:table-cell table:style-name="表格1.C10" table:number-columns-spanned="3" office:value-type="string">
            <text:p text:style-name="P40">業 機 構 名</text:p>
          </table:table-cell>
          <table:covered-table-cell/>
          <table:covered-table-cell/>
          <table:table-cell table:style-name="表格1.F10" office:value-type="string">
            <text:p text:style-name="P36">稱</text:p>
          </table:table-cell>
          <table:table-cell table:style-name="表格1.G2" table:number-columns-spanned="10" office:value-type="string">
            <text:p text:style-name="P58">:PracticeList.PracticeUn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1" office:value-type="string">
            <text:p text:style-name="P33">執</text:p>
          </table:table-cell>
          <table:table-cell table:style-name="表格1.C11" table:number-columns-spanned="3" office:value-type="string">
            <text:p text:style-name="P41">業 機 構 地</text:p>
          </table:table-cell>
          <table:covered-table-cell/>
          <table:covered-table-cell/>
          <table:table-cell table:style-name="表格1.F11" office:value-type="string">
            <text:p text:style-name="P37">址</text:p>
          </table:table-cell>
          <table:table-cell table:style-name="表格1.G2" table:number-columns-spanned="10" office:value-type="string">
            <text:p text:style-name="P10"><text:span text:style-name="預設段落字型"><text:span text:style-name="T26">:PracticeList.Addres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2" office:value-type="string">
            <text:p text:style-name="P18">執</text:p>
          </table:table-cell>
          <table:table-cell table:style-name="表格1.C12" table:number-columns-spanned="3" office:value-type="string">
            <text:p text:style-name="P26">業 執 照 字</text:p>
          </table:table-cell>
          <table:covered-table-cell/>
          <table:covered-table-cell/>
          <table:table-cell table:style-name="表格1.F12" office:value-type="string">
            <text:p text:style-name="P20">號</text:p>
          </table:table-cell>
          <table:table-cell table:style-name="表格1.G2" table:number-columns-spanned="10" office:value-type="string">
            <text:p text:style-name="P58">:EngineerList.EngineerLic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table:number-columns-spanned="5" office:value-type="string">
            <text:p text:style-name="P62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58">:PracticeList.GU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4" table:number-columns-spanned="5" office:value-type="string">
            <text:p text:style-name="P9"><text:span text:style-name="預設段落字型"><text:span text:style-name="T25">電<text:tab/></text:span></text:span><text:span text:style-name="預設段落字型"><text:span text:style-name="T29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58">:PracticeList.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0" table:number-rows-spanned="6" office:value-type="string">
            <text:p text:style-name="P17">四</text:p>
            <text:p text:style-name="P44">、承辦監造技師</text:p>
          </table:table-cell>
          <table:table-cell table:style-name="表格1.B15" table:number-columns-spanned="5" office:value-type="string">
            <text:p text:style-name="P9"><text:span text:style-name="預設段落字型"><text:span text:style-name="T25">姓<text:tab/></text:span></text:span><text:span text:style-name="預設段落字型"><text:span text:style-name="T29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59">:EngineerList .<text:span text:style-name="T24">SupervisorEngine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6" office:value-type="string">
            <text:p text:style-name="P18">執</text:p>
          </table:table-cell>
          <table:table-cell table:style-name="表格1.C16" table:number-columns-spanned="3" office:value-type="string">
            <text:p text:style-name="P26">業 機 構 名</text:p>
          </table:table-cell>
          <table:covered-table-cell/>
          <table:covered-table-cell/>
          <table:table-cell table:style-name="表格1.F16" office:value-type="string">
            <text:p text:style-name="P20">稱</text:p>
          </table:table-cell>
          <table:table-cell table:style-name="表格1.G2" table:number-columns-spanned="10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7" office:value-type="string">
            <text:p text:style-name="P18">執</text:p>
          </table:table-cell>
          <table:table-cell table:style-name="表格1.C17" table:number-columns-spanned="3" office:value-type="string">
            <text:p text:style-name="P26">業 機 構 地</text:p>
          </table:table-cell>
          <table:covered-table-cell/>
          <table:covered-table-cell/>
          <table:table-cell table:style-name="表格1.F17" office:value-type="string">
            <text:p text:style-name="P20">址</text:p>
          </table:table-cell>
          <table:table-cell table:style-name="表格1.G17" office:value-type="string">
            <text:p text:style-name="P58"/>
          </table:table-cell>
          <table:table-cell table:style-name="表格1.H17" office:value-type="string">
            <text:p text:style-name="P7"><text:span text:style-name="預設段落字型"><text:span text:style-name="T25">縣</text:span></text:span><text:span text:style-name="預設段落字型"><text:span text:style-name="T26">(</text:span></text:span><text:span text:style-name="預設段落字型"><text:span text:style-name="T25">市</text:span></text:span><text:span text:style-name="預設段落字型"><text:span text:style-name="T26">)</text:span></text:span></text:p>
          </table:table-cell>
          <table:table-cell table:style-name="表格1.H17" table:number-columns-spanned="2" office:value-type="string">
            <text:p text:style-name="P8"><text:span text:style-name="預設段落字型"><text:span text:style-name="T30">鄉</text:span></text:span><text:span text:style-name="預設段落字型"><text:span text:style-name="T31">(</text:span></text:span><text:span text:style-name="預設段落字型"><text:span text:style-name="T32">鎮</text:span></text:span><text:span text:style-name="預設段落字型"><text:span text:style-name="T33">、市</text:span></text:span><text:span text:style-name="預設段落字型"><text:span text:style-name="T32">、</text:span></text:span><text:span text:style-name="預設段落字型"><text:span text:style-name="T33">區</text:span></text:span><text:span text:style-name="預設段落字型"><text:span text:style-name="T26">)<text:tab/></text:span></text:span><text:span text:style-name="預設段落字型"><text:span text:style-name="T33">村</text:span></text:span><text:span text:style-name="預設段落字型"><text:span text:style-name="T31">(</text:span></text:span><text:span text:style-name="預設段落字型"><text:span text:style-name="T32">里</text:span></text:span><text:span text:style-name="預設段落字型"><text:span text:style-name="T26">)<text:tab/></text:span></text:span><text:span text:style-name="預設段落字型"><text:span text:style-name="T32">路</text:span></text:span><text:span text:style-name="預設段落字型"><text:span text:style-name="T31">(</text:span></text:span><text:span text:style-name="預設段落字型"><text:span text:style-name="T32">街</text:span></text:span><text:span text:style-name="預設段落字型"><text:span text:style-name="T26">)</text:span></text:span></text:p>
          </table:table-cell>
          <table:covered-table-cell/>
          <table:table-cell table:style-name="表格1.H17" office:value-type="string">
            <text:p text:style-name="P31">段</text:p>
          </table:table-cell>
          <table:table-cell table:style-name="表格1.H17" table:number-columns-spanned="2" office:value-type="string">
            <text:p text:style-name="P28">巷</text:p>
          </table:table-cell>
          <table:covered-table-cell/>
          <table:table-cell table:style-name="表格1.H17" office:value-type="string">
            <text:p text:style-name="P29">弄</text:p>
          </table:table-cell>
          <table:table-cell table:style-name="表格1.H17" office:value-type="string">
            <text:p text:style-name="P29">號</text:p>
          </table:table-cell>
          <table:table-cell table:style-name="表格1.P17" office:value-type="string">
            <text:p text:style-name="P30">樓之</text:p>
          </table:table-cell>
        </table:table-row>
        <table:table-row table:style-name="表格1.1">
          <table:covered-table-cell table:style-name="表格1.A20"/>
          <table:table-cell table:style-name="表格1.B18" office:value-type="string">
            <text:p text:style-name="P18">執</text:p>
          </table:table-cell>
          <table:table-cell table:style-name="表格1.C18" table:number-columns-spanned="3" office:value-type="string">
            <text:p text:style-name="P26">業 執 照 字</text:p>
          </table:table-cell>
          <table:covered-table-cell/>
          <table:covered-table-cell/>
          <table:table-cell table:style-name="表格1.F18" office:value-type="string">
            <text:p text:style-name="P20">號</text:p>
          </table:table-cell>
          <table:table-cell table:style-name="表格1.G2" table:number-columns-spanned="10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9" table:number-columns-spanned="5" office:value-type="string">
            <text:p text:style-name="P62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20" table:number-columns-spanned="5" office:value-type="string">
            <text:p text:style-name="P9"><text:span text:style-name="預設段落字型"><text:span text:style-name="T25">電<text:tab/></text:span></text:span><text:span text:style-name="預設段落字型"><text:span text:style-name="T29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21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1">中</text:p>
          </table:table-cell>
          <table:table-cell table:style-name="表格1.B21" office:value-type="string">
            <text:p text:style-name="P57"/>
          </table:table-cell>
          <table:table-cell table:style-name="表格1.C21" table:number-columns-spanned="3" office:value-type="string">
            <text:p text:style-name="P3"><text:span text:style-name="預設段落字型"><text:span text:style-name="T31">(</text:span></text:span><text:span text:style-name="預設段落字型"><text:span text:style-name="T32">機關首長用印</text:span></text:span><text:span text:style-name="預設段落字型"><text:span text:style-name="T26">)</text:span></text:span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6"/>
            <text:p text:style-name="P53">華<text:tab/>民</text:p>
          </table:table-cell>
          <table:covered-table-cell/>
          <table:covered-table-cell/>
          <table:table-cell table:style-name="表格1.F21" office:value-type="string">
            <text:p text:style-name="P57"/>
          </table:table-cell>
          <table:table-cell table:style-name="表格1.G21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2">國</text:p>
          </table:table-cell>
          <table:table-cell table:style-name="表格1.H21" office:value-type="string">
            <text:p text:style-name="P57"/>
          </table:table-cell>
          <table:table-cell table:style-name="表格1.I21" table:number-columns-spanned="2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4">年</text:p>
          </table:table-cell>
          <table:covered-table-cell/>
          <table:table-cell table:style-name="表格1.K21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6">月</text:p>
          </table:table-cell>
          <table:table-cell table:style-name="表格1.L21" table:number-columns-spanned="4" office:value-type="string">
            <text:p text:style-name="P57"/>
          </table:table-cell>
          <table:covered-table-cell/>
          <table:covered-table-cell/>
          <table:covered-table-cell/>
          <table:table-cell table:style-name="表格1.P21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5">日</text:p>
          </table:table-cell>
        </table:table-row>
      </table:table>
      <text:h text:style-name="P1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system-ui, 'Apple Color Emoji', 'Segoe UI Emoji', 'Segoe UI Web', sans-serif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16T16:54:28.334000000</dc:date>
    <meta:editing-cycles>10</meta:editing-cycles>
    <meta:editing-duration>PT22M19S</meta:editing-duration>
    <meta:document-statistic meta:table-count="1" meta:image-count="0" meta:object-count="0" meta:page-count="1" meta:paragraph-count="89" meta:word-count="221" meta:character-count="598" meta:non-whitespace-character-count="559"/>
    <meta:user-defined meta:name="Creator">Acrobat PDFMaker 11 Word 版</meta:user-defined>
    <meta:template xlink:type="simple" xlink:actuate="onRequest" xlink:title="" xlink:href="Normal"/>
  </office:meta>
</office:document-meta>
</file>